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c586c0"/>
    </style:style>
    <style:style style:name="T7" style:family="text">
      <style:text-properties fo:color="#b5cea8"/>
    </style:style>
    <style:style style:name="T8" style:family="text">
      <style:text-properties fo:color="#4fc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extends 'admin_base.html' %}</text:p>
      <text:p text:style-name="P2"/>
      <text:p text:style-name="P1">{% load static %}</text:p>
      <text:p text:style-name="P2"/>
      <text:p text:style-name="P1">{% block content %}</text:p>
      <text:p text:style-name="P2"/>
      <text:p text:style-name="P1"><text:span text:style-name="T1">&lt;</text:span><text:span text:style-name="T2">section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2 sideba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logo"</text:span><text:span text:style-name="T1">&gt;</text:span>OneTouch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r</text:span> <text:span text:style-name="T3">style</text:span>=<text:span text:style-name="T4">"background: brown;"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list"</text:span><text:span text:style-name="T1">&gt;</text:span></text:p>
      <text:p text:style-name="P3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 sidebar_icon"</text:span><text:span text:style-name="T1">&gt;</text:span>Dashboard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onclick</text:span>=<text:span text:style-name="T4">"</text:span><text:span text:style-name="T5">brand</text:span><text:span text:style-name="T4">()"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"</text:span> <text:span text:style-name="T3">style</text:span>=<text:span text:style-name="T4">"padding-bottom: 0rem;"</text:span><text:span text:style-name="T1">&gt;</text:span>Brand Managemen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caret-down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style</text:span>=<text:span text:style-name="T4">"display: none;"</text:span> <text:span text:style-name="T3">class</text:span>=<text:span text:style-name="T4">"hide 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Brands Lis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input"</text:span> <text:span text:style-name="T3">value</text:span>=<text:span text:style-name="T4">"false"</text:span> <text:span text:style-name="T3">style</text:span>=<text:span text:style-name="T4">"display: none;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style</text:span>=<text:span text:style-name="T4">"display: none;"</text:span> <text:span text:style-name="T3">class</text:span>=<text:span text:style-name="T4">"hide 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Add Brands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input"</text:span> <text:span text:style-name="T3">value</text:span>=<text:span text:style-name="T4">"false"</text:span> <text:span text:style-name="T3">style</text:span>=<text:span text:style-name="T4">"display: none;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onclick</text:span>=<text:span text:style-name="T4">"</text:span><text:span text:style-name="T5">brand2</text:span><text:span text:style-name="T4">()"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"</text:span> <text:span text:style-name="T3">style</text:span>=<text:span text:style-name="T4">"padding-bottom: 0rem;"</text:span><text:span text:style-name="T1">&gt;</text:span>Brand Managemen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caret-down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style</text:span>=<text:span text:style-name="T4">"display: none;"</text:span> <text:span text:style-name="T3">class</text:span>=<text:span text:style-name="T4">"hide2 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Brands Lis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input2"</text:span> <text:span text:style-name="T3">value</text:span>=<text:span text:style-name="T4">"false"</text:span> <text:span text:style-name="T3">style</text:span>=<text:span text:style-name="T4">"display: none;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style</text:span>=<text:span text:style-name="T4">"display: none;"</text:span> <text:span text:style-name="T3">class</text:span>=<text:span text:style-name="T4">"hide2 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Add Brands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input2"</text:span> <text:span text:style-name="T3">value</text:span>=<text:span text:style-name="T4">"false"</text:span> <text:span text:style-name="T3">style</text:span>=<text:span text:style-name="T4">"display: none;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oft-page-break/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 sidebar_icon"</text:span><text:span text:style-name="T1">&gt;</text:span>Product Managemen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caret-down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Products Lis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Add Produc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"</text:span><text:span text:style-name="T1">&gt;</text:span>Order Managemen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caret-down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Active Orders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oft-page-break/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Past Orders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"</text:span><text:span text:style-name="T1">&gt;</text:span>User Managemen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caret-down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Active Users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sub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subhead "</text:span><text:span text:style-name="T1">&gt;</text:span>Blocked Users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"</text:span><text:span text:style-name="T1">&gt;</text:span>Advertisements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caret-down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"</text:span><text:span text:style-name="T1">&gt;</text:span>Coupons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caret-down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 sidebar_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home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8"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sidebar_head"</text:span><text:span text:style-name="T1">&gt;</text:span>Report 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 sidebar_icons"</text:span><text:span text:style-name="T1">&gt;&lt;</text:span><text:span text:style-name="T2">i</text:span> <text:span text:style-name="T3">class</text:span>=<text:span text:style-name="T4">"fas fa-caret-down"</text:span><text:span text:style-name="T1">&gt;&lt;/</text:span><text:span text:style-name="T2">i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section</text:span><text:span text:style-name="T1">&gt;</text:span></text:p>
      <text:p text:style-name="P2"/>
      <text:p text:style-name="P1"><text:span text:style-name="T1">&lt;</text:span><text:span text:style-name="T2">script</text:span><text:span text:style-name="T1">&gt;</text:span></text:p>
      <text:p text:style-name="P1"><text:span text:style-name="T2">function</text:span> <text:span text:style-name="T5">brand</text:span>() {</text:p>
      <text:p text:style-name="P1"><text:span text:style-name="T2">var</text:span> <text:span text:style-name="T3">hide</text:span> = <text:span text:style-name="T3">document</text:span>.<text:span text:style-name="T5">getElementsByClassName</text:span>(<text:span text:style-name="T4">'hide'</text:span>)</text:p>
      <text:p text:style-name="P1"><text:span text:style-name="T2">var</text:span> <text:span text:style-name="T3">hide2</text:span> = <text:span text:style-name="T3">document</text:span>.<text:span text:style-name="T5">getElementsByClassName</text:span>(<text:span text:style-name="T4">'hide2'</text:span>)</text:p>
      <text:p text:style-name="P1"><text:span text:style-name="T6">for</text:span> (<text:span text:style-name="T2">var</text:span> <text:span text:style-name="T3">i</text:span> = <text:span text:style-name="T7">0</text:span>; <text:span text:style-name="T3">i</text:span> &lt; <text:span text:style-name="T3">hide</text:span>.<text:span text:style-name="T8">length</text:span>; <text:span text:style-name="T3">i</text:span>++) {</text:p>
      <text:p text:style-name="P1"><text:span text:style-name="T2">var</text:span> <text:span text:style-name="T3">input</text:span> = <text:span text:style-name="T3">document</text:span>.<text:span text:style-name="T5">getElementsByClassName</text:span>(<text:span text:style-name="T4">'input'</text:span>)[<text:span text:style-name="T3">i</text:span>]</text:p>
      <text:p text:style-name="P1"><text:span text:style-name="T2">var</text:span> <text:span text:style-name="T3">input2</text:span> = <text:span text:style-name="T3">document</text:span>.<text:span text:style-name="T5">getElementsByClassName</text:span>(<text:span text:style-name="T4">'input2'</text:span>)[<text:span text:style-name="T3">i</text:span>]</text:p>
      <text:p text:style-name="P1"><text:span text:style-name="T6">if</text:span> (<text:span text:style-name="T3">input</text:span>.<text:span text:style-name="T3">value</text:span> === <text:span text:style-name="T4">'false'</text:span>) {</text:p>
      <text:p text:style-name="P1"><text:span text:style-name="T3">document</text:span>.<text:span text:style-name="T5">getElementsByClassName</text:span>(<text:span text:style-name="T4">'hide'</text:span>)[<text:span text:style-name="T3">i</text:span>].<text:span text:style-name="T3">style</text:span>.<text:span text:style-name="T3">display</text:span> = <text:span text:style-name="T4">'block'</text:span></text:p>
      <text:p text:style-name="P1"><text:span text:style-name="T3">input</text:span>.<text:span text:style-name="T3">value</text:span> = <text:span text:style-name="T4">'true'</text:span></text:p>
      <text:p text:style-name="P1"><text:span text:style-name="T3">document</text:span>.<text:span text:style-name="T5">getElementsByClassName</text:span>(<text:span text:style-name="T4">'hide2'</text:span>)[<text:span text:style-name="T3">i</text:span>].<text:span text:style-name="T3">style</text:span>.<text:span text:style-name="T3">display</text:span> = <text:span text:style-name="T4">'none'</text:span></text:p>
      <text:p text:style-name="P1"><text:span text:style-name="T3">input2</text:span>.<text:span text:style-name="T3">value</text:span>=<text:span text:style-name="T4">'false'</text:span></text:p>
      <text:p text:style-name="P1">} <text:span text:style-name="T6">else</text:span> {</text:p>
      <text:p text:style-name="P1"><text:span text:style-name="T3">document</text:span>.<text:span text:style-name="T5">getElementsByClassName</text:span>(<text:span text:style-name="T4">'hide'</text:span>)[<text:span text:style-name="T3">i</text:span>].<text:span text:style-name="T3">style</text:span>.<text:span text:style-name="T3">display</text:span> = <text:span text:style-name="T4">'none'</text:span></text:p>
      <text:p text:style-name="P1"><text:span text:style-name="T3">input</text:span>.<text:span text:style-name="T3">value</text:span> = <text:span text:style-name="T4">'false'</text:span></text:p>
      <text:p text:style-name="P1">}</text:p>
      <text:p text:style-name="P1">}</text:p>
      <text:p text:style-name="P1"><text:soft-page-break/>}</text:p>
      <text:p text:style-name="P1"><text:span text:style-name="T2">function</text:span> <text:span text:style-name="T5">brand2</text:span>() {</text:p>
      <text:p text:style-name="P1"><text:span text:style-name="T2">var</text:span> <text:span text:style-name="T3">hide2</text:span> = <text:span text:style-name="T3">document</text:span>.<text:span text:style-name="T5">getElementsByClassName</text:span>(<text:span text:style-name="T4">'hide2'</text:span>)</text:p>
      <text:p text:style-name="P1"><text:span text:style-name="T6">for</text:span> (<text:span text:style-name="T2">var</text:span> <text:span text:style-name="T3">i</text:span> = <text:span text:style-name="T7">0</text:span>; <text:span text:style-name="T3">i</text:span> &lt; <text:span text:style-name="T3">hide2</text:span>.<text:span text:style-name="T8">length</text:span>; <text:span text:style-name="T3">i</text:span>++) {</text:p>
      <text:p text:style-name="P1"><text:span text:style-name="T2">var</text:span> <text:span text:style-name="T3">input</text:span> = <text:span text:style-name="T3">document</text:span>.<text:span text:style-name="T5">getElementsByClassName</text:span>(<text:span text:style-name="T4">'input2'</text:span>)[<text:span text:style-name="T3">i</text:span>]</text:p>
      <text:p text:style-name="P1"><text:span text:style-name="T2">var</text:span> <text:span text:style-name="T3">input1</text:span> = <text:span text:style-name="T3">document</text:span>.<text:span text:style-name="T5">getElementsByClassName</text:span>(<text:span text:style-name="T4">'input'</text:span>)[<text:span text:style-name="T3">i</text:span>]</text:p>
      <text:p text:style-name="P1"><text:span text:style-name="T6">if</text:span> (<text:span text:style-name="T3">input</text:span>.<text:span text:style-name="T3">value</text:span> === <text:span text:style-name="T4">'false'</text:span>) {</text:p>
      <text:p text:style-name="P1"><text:span text:style-name="T3">document</text:span>.<text:span text:style-name="T5">getElementsByClassName</text:span>(<text:span text:style-name="T4">'hide2'</text:span>)[<text:span text:style-name="T3">i</text:span>].<text:span text:style-name="T3">style</text:span>.<text:span text:style-name="T3">display</text:span> = <text:span text:style-name="T4">'block'</text:span></text:p>
      <text:p text:style-name="P1"><text:span text:style-name="T3">input</text:span>.<text:span text:style-name="T3">value</text:span> = <text:span text:style-name="T4">'true'</text:span></text:p>
      <text:p text:style-name="P1"><text:span text:style-name="T3">document</text:span>.<text:span text:style-name="T5">getElementsByClassName</text:span>(<text:span text:style-name="T4">'hide'</text:span>)[<text:span text:style-name="T3">i</text:span>].<text:span text:style-name="T3">style</text:span>.<text:span text:style-name="T3">display</text:span> = <text:span text:style-name="T4">'none'</text:span></text:p>
      <text:p text:style-name="P1"><text:span text:style-name="T3">input1</text:span>.<text:span text:style-name="T3">value</text:span>=<text:span text:style-name="T4">'false'</text:span></text:p>
      <text:p text:style-name="P1">} <text:span text:style-name="T6">else</text:span> {</text:p>
      <text:p text:style-name="P1"><text:span text:style-name="T3">document</text:span>.<text:span text:style-name="T5">getElementsByClassName</text:span>(<text:span text:style-name="T4">'hide2'</text:span>)[<text:span text:style-name="T3">i</text:span>].<text:span text:style-name="T3">style</text:span>.<text:span text:style-name="T3">display</text:span> = <text:span text:style-name="T4">'none'</text:span></text:p>
      <text:p text:style-name="P1"><text:span text:style-name="T3">input</text:span>.<text:span text:style-name="T3">value</text:span> = <text:span text:style-name="T4">'false'</text:span></text:p>
      <text:p text:style-name="P1">}</text:p>
      <text:p text:style-name="P1">}</text:p>
      <text:p text:style-name="P1">}</text:p>
      <text:p text:style-name="P2"/>
      <text:p text:style-name="P1"><text:span text:style-name="T1">&lt;/</text:span><text:span text:style-name="T2">script</text:span><text:span text:style-name="T1">&gt;</text:span></text:p>
      <text:p text:style-name="P2"/>
      <text:p text:style-name="P1">{% endblock %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22:42:16.679933795</meta:creation-date>
    <dc:date>2021-09-21T22:43:16.770506078</dc:date>
    <meta:editing-duration>PT1M</meta:editing-duration>
    <meta:editing-cycles>1</meta:editing-cycles>
    <meta:document-statistic meta:table-count="0" meta:image-count="0" meta:object-count="0" meta:page-count="6" meta:paragraph-count="248" meta:word-count="618" meta:character-count="6509" meta:non-whitespace-character-count="6139"/>
    <meta:generator>LibreOffice/6.4.7.2$Linux_X86_64 LibreOffice_project/40$Build-2</meta:generator>
  </office:meta>
</office:document-meta>
</file>